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2" style:family="graphic" style:parent-style-name="objectwithoutfill">
      <style:graphic-properties svg:stroke-width="0.051cm" svg:stroke-color="#3465a4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748cm" svg:height="12.962cm" svg:x="3.795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61cm" svg:y1="3.924cm" svg:x2="10.169cm" svg:y2="2.026cm" draw:start-shape="id1" draw:start-glue-point="5" draw:end-shape="id1" draw:end-glue-point="4" svg:d="M5661 3924l4508-1898" svg:viewBox="0 0 4509 1899">
          <text:p/>
        </draw:connector>
        <draw:connector draw:style-name="gr2" draw:text-style-name="P1" draw:layer="layout" draw:type="line" svg:x1="10.169cm" svg:y1="2.026cm" svg:x2="16.543cm" svg:y2="8.507cm" draw:start-shape="id1" draw:start-glue-point="4" draw:end-shape="id1" draw:end-glue-point="10" svg:d="M10169 2026l6374 6481" svg:viewBox="0 0 6375 6482">
          <text:p/>
        </draw:connector>
        <draw:connector draw:style-name="gr3" draw:text-style-name="P1" draw:layer="layout" draw:type="line" svg:x1="16.543cm" svg:y1="8.507cm" svg:x2="14.677cm" svg:y2="13.09cm" draw:start-shape="id1" draw:start-glue-point="10" draw:end-shape="id1" draw:end-glue-point="9" svg:d="M16543 8507l-1866 4583" svg:viewBox="0 0 1867 4584">
          <text:p/>
        </draw:connector>
        <draw:connector draw:style-name="gr3" draw:text-style-name="P1" draw:layer="layout" draw:type="line" svg:x1="14.677cm" svg:y1="13.09cm" svg:x2="10.169cm" svg:y2="14.988cm" draw:start-shape="id1" draw:start-glue-point="9" draw:end-shape="id1" draw:end-glue-point="8" svg:d="M14677 13090l-4508 1898" svg:viewBox="0 0 4509 1899">
          <text:p/>
        </draw:connector>
        <draw:connector draw:style-name="gr3" draw:text-style-name="P1" draw:layer="layout" draw:type="line" svg:x1="10.169cm" svg:y1="14.988cm" svg:x2="3.795cm" svg:y2="8.507cm" draw:start-shape="id1" draw:start-glue-point="8" draw:end-shape="id1" draw:end-glue-point="6" svg:d="M10169 14988l-6374-6481" svg:viewBox="0 0 6375 6482">
          <text:p/>
        </draw:connector>
        <draw:connector draw:style-name="gr3" draw:text-style-name="P1" draw:layer="layout" draw:type="line" svg:x1="3.795cm" svg:y1="8.507cm" svg:x2="5.661cm" svg:y2="3.924cm" draw:start-shape="id1" draw:start-glue-point="6" draw:end-shape="id1" draw:end-glue-point="5" svg:d="M3795 8507l1866-4583" svg:viewBox="0 0 1867 4584">
          <text:p/>
        </draw:connector>
        <draw:frame draw:style-name="gr4" draw:text-style-name="P2" draw:layer="layout" svg:width="3.182cm" svg:height="1.119cm" svg:x="8.151cm" svg:y="16.165cm">
          <draw:text-box>
            <text:p><text:span text:style-name="T1">k points</text:span></text:p>
          </draw:text-box>
        </draw:frame>
        <draw:connector draw:style-name="gr3" draw:text-style-name="P1" draw:layer="layout" draw:type="line" svg:x1="5.661cm" svg:y1="3.924cm" svg:x2="16.543cm" svg:y2="8.507cm" draw:start-shape="id1" draw:start-glue-point="5" draw:end-shape="id1" draw:end-glue-point="10" svg:d="M5661 3924l10882 4583" svg:viewBox="0 0 10883 4584">
          <text:p/>
        </draw:connector>
        <draw:frame draw:style-name="gr4" draw:layer="layout" svg:width="10.044cm" svg:height="1.673cm" svg:x="5.613cm" svg:y="8.325cm">
          <draw:text-box>
            <text:p>can use inductive hypothesis here</text:p>
            <text:p><text:s text:c="15"/><text:span text:style-name="T2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0T09:53:54.073064755</meta:creation-date>
    <dc:date>2016-05-20T10:09:57.622750261</dc:date>
    <dc:creator>elucterio </dc:creator>
    <meta:editing-duration>PT11M8S</meta:editing-duration>
    <meta:editing-cycles>8</meta:editing-cycles>
    <meta:generator>LibreOffice/4.2.8.2$Linux_X86_64 LibreOffice_project/420m0$Build-2</meta:generator>
    <meta:document-statistic meta:object-count="10"/>
  </office:meta>
</office:document-meta>
</file>